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9.878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1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21" style:family="table-cell" style:parent-style-name="Default">
      <style:text-properties style:font-name="Consolas1" fo:font-size="11pt" style:font-name-asian="Microsoft YaHei" style:font-size-asian="11pt" style:font-name-complex="Mangal" style:font-size-complex="11pt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8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0" office:value-type="string">
            <text:p>verifyFooterLink</text:p>
          </table:table-cell>
          <table:table-cell table:number-columns-repeated="127"/>
        </table:table-row>
        <table:table-row table:style-name="ro4">
          <table:table-cell table:style-name="ce21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FacebookUserName</text:p>
          </table:table-cell>
          <table:table-cell table:style-name="ce5" office:value-type="string">
            <text:p>FacebookUserPass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6" office:value-type="string">
            <text:p><text:a xlink:href="mailto:Kwtestteam@gmail.com">Kwtestteam@gmail.com</text:a></text:p>
          </table:table-cell>
          <table:table-cell table:style-name="ce6" office:value-type="string">
            <text:p><text:a xlink:href="mailto:testingteam@123">testingteam@123</text:a>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table:number-columns-repeated="120"/>
        </table:table-row>
        <table:table-row table:style-name="ro3">
          <table:table-cell table:number-columns-repeated="8"/>
          <table:table-cell table:style-name="ce13"/>
          <table:table-cell table:number-columns-repeated="122"/>
        </table:table-row>
        <table:table-row table:style-name="ro3" table:number-rows-repeated="124">
          <table:table-cell table:number-columns-repeated="131"/>
        </table:table-row>
        <table:table-row table:style-name="ro3">
          <table:table-cell table:number-columns-repeated="1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27/03/2017</text:date>, <text:time>17:0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17:07:37</dc:date>
    <meta:creation-date>2014-12-16T16:26:20Z</meta:creation-date>
    <meta:editing-cycles>87</meta:editing-cycles>
    <meta:editing-duration>P1DT12H57M23S</meta:editing-duration>
    <meta:generator>OpenOffice/4.1.2$Unix OpenOffice.org_project/412m3$Build-9782</meta:generator>
    <meta:initial-creator>sakshi juneja</meta:initial-creator>
    <meta:document-statistic meta:table-count="2" meta:cell-count="26" meta:object-count="0"/>
  </office:meta>
</office:document-meta>
</file>